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Nimbus Mono L1" svg:font-family="'Nimbus Mono L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5.211cm" fo:min-width="10.54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7.878cm" fo:min-width="8.771cm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 fo:min-height="0.766cm" fo:min-width="0.516cm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 fo:min-height="0.766cm" fo:min-width="0.516cm"/>
    </style:style>
    <style:style style:name="gr5" style:family="graphic" style:parent-style-name="standard">
      <style:graphic-properties draw:fill="solid" draw:fill-color="#ccffcc" draw:textarea-horizontal-align="justify" draw:textarea-vertical-align="middle" draw:auto-grow-height="false" fo:min-height="0.766cm" fo:min-width="0.516cm"/>
    </style:style>
    <style:style style:name="gr6" style:family="graphic" style:parent-style-name="standard">
      <style:graphic-properties draw:fill="solid" draw:fill-color="#ffccff" draw:textarea-horizontal-align="justify" draw:textarea-vertical-align="middle" draw:auto-grow-height="false" fo:min-height="0.766cm" fo:min-width="0.516cm"/>
    </style:style>
    <style:style style:name="gr7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0.516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0.893cm" fo:min-width="0.643cm"/>
    </style:style>
    <style:style style:name="gr9" style:family="graphic" style:parent-style-name="standard">
      <style:graphic-properties draw:fill-color="#ccffcc" draw:textarea-horizontal-align="justify" draw:textarea-vertical-align="middle" draw:auto-grow-height="false" fo:min-height="0.893cm" fo:min-width="0.643cm"/>
    </style:style>
    <style:style style:name="gr10" style:family="graphic" style:parent-style-name="objectwithoutfill">
      <style:graphic-properties draw:marker-end="Symmetric_20_Arrow" draw:marker-end-width="0.3cm" draw:fill="none" draw:textarea-vertical-align="middle"/>
    </style:style>
    <style:style style:name="gr11" style:family="graphic" style:parent-style-name="standard">
      <style:graphic-properties draw:fill-color="#ffccff" draw:textarea-horizontal-align="justify" draw:textarea-vertical-align="middle" draw:auto-grow-height="false" fo:min-height="0.893cm" fo:min-width="0.643cm"/>
    </style:style>
    <style:style style:name="gr12" style:family="graphic" style:parent-style-name="standard">
      <style:graphic-properties draw:fill-color="#ccffff" draw:textarea-horizontal-align="justify" draw:textarea-vertical-align="middle" draw:auto-grow-height="false" fo:min-height="0.893cm" fo:min-width="0.643cm"/>
    </style:style>
    <style:style style:name="gr13" style:family="graphic" style:parent-style-name="objectwithoutfill">
      <style:graphic-properties svg:stroke-width="0.053cm" svg:stroke-color="#009900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4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239cm"/>
    </style:style>
    <style:style style:name="gr16" style:family="graphic" style:parent-style-name="objectwithoutfill">
      <style:graphic-properties svg:stroke-width="0.053cm" svg:stroke-color="#009900" draw:marker-start-width="0.279cm" draw:marker-end="Arrow_20_concave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ccff" draw:textarea-horizontal-align="justify" draw:textarea-vertical-align="middle" draw:auto-grow-height="false" fo:min-height="0.893cm" fo:min-width="0.643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0.101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0.101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cc" draw:textarea-horizontal-align="justify" draw:textarea-vertical-align="middle" draw:auto-grow-height="false" fo:min-height="0.859cm" fo:min-width="0.60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ccffcc" draw:textarea-horizontal-align="justify" draw:textarea-vertical-align="middle" draw:auto-grow-height="false" fo:min-height="0.859cm" fo:min-width="0.609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ccffff" draw:textarea-horizontal-align="justify" draw:textarea-vertical-align="middle" draw:auto-grow-height="false" fo:min-height="0.859cm" fo:min-width="0.609cm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objectwithoutfill">
      <style:graphic-properties svg:stroke-width="0.081cm" svg:stroke-color="#ff3333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ccff" draw:textarea-horizontal-align="justify" draw:textarea-vertical-align="middle" draw:auto-grow-height="false" fo:min-height="0.859cm" fo:min-width="0.609cm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81cm" svg:stroke-color="#ff3333" draw:marker-start-width="0.321cm" draw:marker-end="Symmetric_20_Arrow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0.609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cc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ccffcc"/>
      <style:paragraph-properties fo:text-align="center"/>
    </style:style>
    <style:style style:name="P5" style:family="paragraph">
      <loext:graphic-properties draw:fill="solid" draw:fill-color="#ffccff"/>
      <style:paragraph-properties fo:text-align="center"/>
    </style:style>
    <style:style style:name="P6" style:family="paragraph">
      <loext:graphic-properties draw:fill="solid" draw:fill-color="#ccffff"/>
      <style:paragraph-properties fo:text-align="center"/>
    </style:style>
    <style:style style:name="P7" style:family="paragraph">
      <loext:graphic-properties draw:fill-color="#ffffcc"/>
      <style:paragraph-properties fo:text-align="center"/>
    </style:style>
    <style:style style:name="P8" style:family="paragraph">
      <loext:graphic-properties draw:fill-color="#ccffcc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ccff"/>
      <style:paragraph-properties fo:text-align="center"/>
    </style:style>
    <style:style style:name="P11" style:family="paragraph">
      <loext:graphic-properties draw:fill-color="#ccffff"/>
      <style:paragraph-properties fo:text-align="center"/>
    </style:style>
    <style:style style:name="P12" style:family="paragraph">
      <loext:graphic-properties draw:fill="none" draw:fill-color="#ffffff"/>
      <style:text-properties fo:color="#0099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3" style:family="paragraph">
      <style:paragraph-properties fo:text-align="center"/>
      <style:text-properties style:font-name="Nimbus Mono L" fo:font-size="15pt"/>
    </style:style>
    <style:style style:name="P14" style:family="paragraph">
      <loext:graphic-properties draw:fill-color="#ffffff"/>
      <style:paragraph-properties fo:text-align="center"/>
      <style:text-properties style:font-name="Nimbus Mono L" fo:font-size="15pt"/>
    </style:style>
    <style:style style:name="P15" style:family="paragraph">
      <style:paragraph-properties fo:text-align="center"/>
    </style:style>
    <style:style style:name="T1" style:family="text">
      <style:text-properties fo:color="#0099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style:font-name="Nimbus Mono L1" style:font-name-asian="Nimbus Mono L1" style:font-name-complex="Nimbus Mono 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049cm" svg:height="5.461cm" svg:x="1.889cm" svg:y="22.7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9.271cm" svg:height="8.128cm" svg:x="12.303cm" svg:y="14.0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9.271cm" svg:height="8.128cm" svg:x="1.889cm" svg:y="13.9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4.302cm" svg:y="8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16cm" svg:height="1.016cm" svg:x="5.318cm" svg:y="8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6.334cm" svg:y="8.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016cm" svg:height="1.016cm" svg:x="7.35cm" svg:y="8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16cm" svg:height="1.016cm" svg:x="8.366cm" svg:y="8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16cm" svg:height="1.016cm" svg:x="9.382cm" svg:y="8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016cm" svg:height="1.016cm" svg:x="10.398cm" svg:y="8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16cm" svg:height="1.016cm" svg:x="11.414cm" svg:y="8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7" draw:id="id7" draw:layer="layout" svg:width="1.143cm" svg:height="1.143cm" svg:x="3.159cm" svg:y="4.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xml:id="id1" draw:id="id1" draw:layer="layout" svg:width="1.143cm" svg:height="1.143cm" svg:x="4.048cm" svg:y="2.5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xml:id="id2" draw:id="id2" draw:layer="layout" svg:width="1.143cm" svg:height="1.143cm" svg:x="5.826cm" svg:y="2.524cm">
          <text:p/>
          <draw:enhanced-geometry svg:viewBox="0 0 21600 21600" draw:type="rectangle" draw:enhanced-path="M 0 0 L 21600 0 21600 21600 0 21600 0 0 Z N"/>
        </draw:custom-shape>
        <draw:connector draw:style-name="gr10" draw:text-style-name="P9" draw:layer="layout" draw:type="lines" svg:x1="5.191cm" svg:y1="3.095cm" svg:x2="5.826cm" svg:y2="3.095cm" draw:start-shape="id1" draw:start-glue-point="1" draw:end-shape="id2" draw:end-glue-point="3" svg:d="M5191 3095h500-367 502" svg:viewBox="0 0 636 1">
          <text:p/>
        </draw:connector>
        <draw:custom-shape draw:style-name="gr9" draw:text-style-name="P8" xml:id="id3" draw:id="id3" draw:layer="layout" svg:width="1.143cm" svg:height="1.143cm" svg:x="7.604cm" svg:y="2.524cm">
          <text:p/>
          <draw:enhanced-geometry svg:viewBox="0 0 21600 21600" draw:type="rectangle" draw:enhanced-path="M 0 0 L 21600 0 21600 21600 0 21600 0 0 Z N"/>
        </draw:custom-shape>
        <draw:connector draw:style-name="gr10" draw:text-style-name="P9" draw:layer="layout" draw:type="lines" svg:x1="6.969cm" svg:y1="3.095cm" svg:x2="7.604cm" svg:y2="3.095cm" draw:start-shape="id2" draw:start-glue-point="1" draw:end-shape="id3" draw:end-glue-point="3" svg:d="M6969 3095h500-367 502" svg:viewBox="0 0 636 1">
          <text:p/>
        </draw:connector>
        <draw:custom-shape draw:style-name="gr11" draw:text-style-name="P10" xml:id="id4" draw:id="id4" draw:layer="layout" svg:width="1.143cm" svg:height="1.143cm" svg:x="9.128cm" svg:y="4.3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xml:id="id5" draw:id="id5" draw:layer="layout" svg:width="1.143cm" svg:height="1.143cm" svg:x="11.16cm" svg:y="5.318cm">
          <text:p/>
          <draw:enhanced-geometry svg:viewBox="0 0 21600 21600" draw:type="rectangle" draw:enhanced-path="M 0 0 L 21600 0 21600 21600 0 21600 0 0 Z N"/>
        </draw:custom-shape>
        <draw:connector draw:style-name="gr10" draw:text-style-name="P9" draw:layer="layout" draw:type="lines" svg:x1="10.271cm" svg:y1="4.873cm" svg:x2="11.16cm" svg:y2="5.889cm" draw:start-shape="id4" draw:start-glue-point="1" draw:end-shape="id5" draw:end-glue-point="3" svg:d="M10271 4873h500l-113 1016h502" svg:viewBox="0 0 890 1017">
          <text:p/>
        </draw:connector>
        <draw:custom-shape draw:style-name="gr12" draw:text-style-name="P11" xml:id="id6" draw:id="id6" draw:layer="layout" svg:width="1.143cm" svg:height="1.143cm" svg:x="12.938cm" svg:y="5.318cm">
          <text:p/>
          <draw:enhanced-geometry svg:viewBox="0 0 21600 21600" draw:type="rectangle" draw:enhanced-path="M 0 0 L 21600 0 21600 21600 0 21600 0 0 Z N"/>
        </draw:custom-shape>
        <draw:connector draw:style-name="gr10" draw:text-style-name="P9" draw:layer="layout" draw:type="lines" svg:x1="12.303cm" svg:y1="5.889cm" svg:x2="12.938cm" svg:y2="5.889cm" draw:start-shape="id5" draw:start-glue-point="1" draw:end-shape="id6" draw:end-glue-point="3" svg:d="M12303 5889h500-367 502" svg:viewBox="0 0 636 1">
          <text:p/>
        </draw:connector>
        <draw:connector draw:style-name="gr10" draw:text-style-name="P9" draw:layer="layout" draw:type="lines" svg:x1="4.302cm" svg:y1="5.381cm" svg:x2="4.048cm" svg:y2="3.095cm" draw:start-shape="id7" draw:start-glue-point="1" draw:end-shape="id1" draw:end-glue-point="3" svg:d="M4302 5381h500l-1256-2286h502" svg:viewBox="0 0 1257 2287">
          <text:p/>
        </draw:connector>
        <draw:connector draw:style-name="gr10" draw:text-style-name="P9" draw:layer="layout" draw:type="lines" svg:x1="8.747cm" svg:y1="3.095cm" svg:x2="9.128cm" svg:y2="4.873cm" draw:start-shape="id3" draw:start-glue-point="1" draw:end-shape="id4" draw:end-glue-point="3" svg:d="M8747 3095h500l-621 1778h502" svg:viewBox="0 0 622 1779">
          <text:p/>
        </draw:connector>
        <draw:connector draw:style-name="gr10" draw:text-style-name="P9" draw:layer="layout" draw:type="lines" draw:line-skew="0cm 0.064cm" svg:x1="4.776cm" svg:y1="8.581cm" svg:x2="3.73cm" svg:y2="5.953cm" draw:end-shape="id7" draw:end-glue-point="2" svg:d="M4776 8581l-1046-2064v-564" svg:viewBox="0 0 1047 2629">
          <text:p/>
        </draw:connector>
        <draw:connector draw:style-name="gr10" draw:text-style-name="P9" draw:layer="layout" draw:type="lines" svg:x1="6.715cm" svg:y1="8.581cm" svg:x2="4.619cm" svg:y2="3.667cm" draw:end-shape="id1" draw:end-glue-point="2" svg:d="M6715 8581l-2096-4414v-500" svg:viewBox="0 0 2097 4915">
          <text:p/>
        </draw:connector>
        <draw:connector draw:style-name="gr10" draw:text-style-name="P9" draw:layer="layout" draw:type="lines" svg:x1="7.985cm" svg:y1="8.581cm" svg:x2="9.699cm" svg:y2="5.445cm" draw:end-shape="id4" draw:end-glue-point="2" svg:d="M7985 8581l1714-2636v-500" svg:viewBox="0 0 1715 3137">
          <text:p/>
        </draw:connector>
        <draw:connector draw:style-name="gr10" draw:text-style-name="P9" draw:layer="layout" draw:type="lines" svg:x1="10.779cm" svg:y1="8.62cm" svg:x2="11.731cm" svg:y2="6.461cm" draw:end-shape="id5" svg:d="M10779 8620l952-1659v-500" svg:viewBox="0 0 953 2160">
          <text:p/>
        </draw:connector>
        <draw:connector draw:style-name="gr13" draw:text-style-name="P9" draw:layer="lookup path" draw:line-skew="2.138cm" svg:x1="2.576cm" svg:y1="10.398cm" svg:x2="6.832cm" svg:y2="9.769cm" svg:d="M2576 10398h4266v-629h-10" svg:viewBox="0 0 4267 630">
          <text:p/>
        </draw:connector>
        <draw:connector draw:style-name="gr13" draw:text-style-name="P9" draw:layer="lookup path" draw:type="curve" svg:x1="6.835cm" svg:y1="8.32cm" svg:x2="5.064cm" svg:y2="3.921cm" svg:d="M6835 8320c0-3298-1771-1099-1771-4399" svg:viewBox="0 0 1772 4400">
          <text:p/>
        </draw:connector>
        <draw:frame draw:style-name="gr14" draw:text-style-name="P12" draw:layer="lookup path" svg:width="0.934cm" svg:height="1.038cm" svg:x="4.13cm" svg:y="2.524cm">
          <draw:text-box>
            <text:p><text:span text:style-name="T1">?</text:span></text:p>
          </draw:text-box>
        </draw:frame>
        <draw:frame draw:style-name="gr15" draw:text-style-name="P12" draw:layer="lookup path" svg:width="0.739cm" svg:height="1.038cm" svg:x="6.08cm" svg:y="2.629cm">
          <draw:text-box>
            <text:p><text:span text:style-name="T1">!</text:span></text:p>
          </draw:text-box>
        </draw:frame>
        <draw:path draw:style-name="gr16" draw:text-style-name="P9" draw:layer="lookup path" svg:width="1.759cm" svg:height="0.469cm" draw:transform="rotate (0.141895268187139) translate (4.52507411291303cm 2.26551602803007cm)" svg:viewBox="0 0 1760 470" svg:d="M0 219c1114-611 1760 251 1760 251">
          <text:p/>
        </draw:path>
        <draw:custom-shape draw:style-name="gr17" draw:text-style-name="P10" xml:id="id9" draw:id="id9" draw:layer="layout" svg:width="1.143cm" svg:height="1.143cm" svg:x="3.159cm" svg:y="16.74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xml:id="id8" draw:id="id8" draw:layer="layout" svg:width="0.635cm" svg:height="0.635cm" svg:x="3.54cm" svg:y="14.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635cm" svg:height="0.635cm" svg:x="4.175cm" svg:y="14.97cm">
          <text:p text:style-name="P13"><text:span text:style-name="T2">Ø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12" draw:id="id12" draw:layer="layout" svg:width="0.635cm" svg:height="0.635cm" svg:x="4.81cm" svg:y="14.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635cm" svg:height="0.635cm" svg:x="5.445cm" svg:y="14.97cm">
          <text:p text:style-name="P13"><text:span text:style-name="T2">Ø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635cm" svg:height="0.635cm" svg:x="6.08cm" svg:y="14.97cm">
          <text:p text:style-name="P13"><text:span text:style-name="T2">Ø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14" draw:id="id14" draw:layer="layout" svg:width="0.635cm" svg:height="0.635cm" svg:x="6.715cm" svg:y="14.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635cm" svg:height="0.635cm" svg:x="7.35cm" svg:y="14.97cm">
          <text:p text:style-name="P13"><text:span text:style-name="T2">Ø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10" draw:id="id10" draw:layer="layout" svg:width="0.635cm" svg:height="0.635cm" svg:x="7.985cm" svg:y="14.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xml:id="id13" draw:id="id13" draw:layer="layout" svg:width="1.143cm" svg:height="1.143cm" svg:x="4.937cm" svg:y="16.7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xml:id="id16" draw:id="id16" draw:layer="layout" svg:width="1.143cm" svg:height="1.143cm" svg:x="4.937cm" svg:y="18.27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xml:id="id17" draw:id="id17" draw:layer="layout" svg:width="1.143cm" svg:height="1.143cm" svg:x="4.937cm" svg:y="19.7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xml:id="id15" draw:id="id15" draw:layer="layout" svg:width="1.143cm" svg:height="1.143cm" svg:x="6.715cm" svg:y="16.74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xml:id="id11" draw:id="id11" draw:layer="layout" svg:width="1.143cm" svg:height="1.143cm" svg:x="8.493cm" svg:y="16.74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xml:id="id18" draw:id="id18" draw:layer="layout" svg:width="1.143cm" svg:height="1.143cm" svg:x="8.493cm" svg:y="18.272cm">
          <text:p/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3.857cm" svg:y1="15.605cm" svg:x2="3.73cm" svg:y2="16.748cm" draw:start-shape="id8" draw:start-glue-point="2" draw:end-shape="id9" draw:end-glue-point="0" svg:d="M3857 15605v571h-127v572" svg:viewBox="0 0 128 1144">
          <text:p/>
        </draw:connector>
        <draw:connector draw:style-name="gr23" draw:text-style-name="P9" draw:layer="layout" svg:x1="8.302cm" svg:y1="15.605cm" svg:x2="9.064cm" svg:y2="16.748cm" draw:start-shape="id10" draw:start-glue-point="2" draw:end-shape="id11" draw:end-glue-point="0" svg:d="M8302 15605v571h762v572" svg:viewBox="0 0 763 1144">
          <text:p/>
        </draw:connector>
        <draw:connector draw:style-name="gr23" draw:text-style-name="P9" draw:layer="layout" svg:x1="5.127cm" svg:y1="15.605cm" svg:x2="5.508cm" svg:y2="16.748cm" draw:start-shape="id12" draw:start-glue-point="2" draw:end-shape="id13" svg:d="M5127 15605v571h381v572" svg:viewBox="0 0 382 1144">
          <text:p/>
        </draw:connector>
        <draw:connector draw:style-name="gr23" draw:text-style-name="P9" draw:layer="layout" svg:x1="7.032cm" svg:y1="15.605cm" svg:x2="7.286cm" svg:y2="16.748cm" draw:start-shape="id14" draw:start-glue-point="2" draw:end-shape="id15" draw:end-glue-point="0" svg:d="M7032 15605v571h254v572" svg:viewBox="0 0 255 1144">
          <text:p/>
        </draw:connector>
        <draw:connector draw:style-name="gr24" draw:text-style-name="P15" draw:layer="layout" svg:x1="5.508cm" svg:y1="17.891cm" svg:x2="5.508cm" svg:y2="18.272cm" draw:start-shape="id13" draw:start-glue-point="2" draw:end-shape="id16" draw:end-glue-point="0" svg:d="M5508 17891v381" svg:viewBox="0 0 1 382">
          <text:p/>
        </draw:connector>
        <draw:connector draw:style-name="gr24" draw:text-style-name="P15" draw:layer="layout" svg:x1="5.508cm" svg:y1="19.415cm" svg:x2="5.508cm" svg:y2="19.796cm" draw:start-shape="id16" draw:start-glue-point="2" draw:end-shape="id17" draw:end-glue-point="0" svg:d="M5508 19415v381" svg:viewBox="0 0 1 382">
          <text:p/>
        </draw:connector>
        <draw:connector draw:style-name="gr24" draw:text-style-name="P15" draw:layer="layout" svg:x1="9.064cm" svg:y1="17.891cm" svg:x2="9.064cm" svg:y2="18.272cm" draw:start-shape="id11" draw:start-glue-point="2" draw:end-shape="id18" draw:end-glue-point="0" svg:d="M9064 17891v381" svg:viewBox="0 0 1 382">
          <text:p/>
        </draw:connector>
        <draw:connector draw:style-name="gr23" draw:text-style-name="P9" draw:layer="layout" draw:type="curve" svg:x1="4.302cm" svg:y1="17.319cm" svg:x2="4.937cm" svg:y2="17.319cm" draw:start-shape="id9" draw:start-glue-point="1" draw:end-shape="id13" draw:end-glue-point="3" svg:d="M4302 17319h635" svg:viewBox="0 0 636 1">
          <text:p/>
        </draw:connector>
        <draw:connector draw:style-name="gr23" draw:text-style-name="P9" draw:layer="layout" svg:x1="7.858cm" svg:y1="17.319cm" svg:x2="8.493cm" svg:y2="17.319cm" draw:start-shape="id15" draw:start-glue-point="1" draw:end-shape="id11" svg:d="M7858 17319h635" svg:viewBox="0 0 636 1">
          <text:p/>
        </draw:connector>
        <draw:connector draw:style-name="gr23" draw:text-style-name="P9" draw:layer="layout" draw:type="curve" draw:line-skew="-0.138cm -0.19cm 0.141cm" svg:x1="6.08cm" svg:y1="20.367cm" svg:x2="6.715cm" svg:y2="17.319cm" draw:start-shape="id17" draw:start-glue-point="1" draw:end-shape="id15" draw:end-glue-point="3" svg:d="M6080 20367c568 0 379-1714 318-1714s-250-1334 317-1334" svg:viewBox="0 0 636 3049">
          <text:p/>
        </draw:connector>
        <draw:connector draw:style-name="gr25" draw:text-style-name="P9" draw:layer="layout" svg:x1="11.16cm" svg:y1="18.018cm" svg:x2="11.16cm" svg:y2="18.018cm" draw:start-shape="id19" draw:end-shape="id19" svg:d="M11160 18018z" svg:viewBox="0 0 1 1">
          <text:p/>
        </draw:connector>
        <draw:connector draw:style-name="gr26" draw:text-style-name="P9" draw:layer="layout" draw:line-skew="1.161cm" svg:x1="13.065cm" svg:y1="14.589cm" svg:x2="15.568cm" svg:y2="15.019cm" svg:d="M13065 14589h2413v430h90" svg:viewBox="0 0 2504 431">
          <text:p/>
        </draw:connector>
        <draw:custom-shape draw:style-name="gr27" draw:text-style-name="P10" xml:id="id21" draw:id="id21" draw:layer="layout" svg:width="1.143cm" svg:height="1.143cm" svg:x="13.573cm" svg:y="16.8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xml:id="id20" draw:id="id20" draw:layer="layout" svg:width="0.635cm" svg:height="0.635cm" svg:x="13.954cm" svg:y="15.0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635cm" svg:height="0.635cm" svg:x="14.589cm" svg:y="15.097cm">
          <text:p text:style-name="P13"><text:span text:style-name="T2">Ø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24" draw:id="id24" draw:layer="layout" svg:width="0.635cm" svg:height="0.635cm" svg:x="15.224cm" svg:y="15.0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635cm" svg:height="0.635cm" svg:x="15.859cm" svg:y="15.097cm">
          <text:p text:style-name="P13"><text:span text:style-name="T2">Ø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635cm" svg:height="0.635cm" svg:x="16.494cm" svg:y="15.097cm">
          <text:p text:style-name="P13"><text:span text:style-name="T2">Ø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26" draw:id="id26" draw:layer="layout" svg:width="0.635cm" svg:height="0.635cm" svg:x="17.129cm" svg:y="15.0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635cm" svg:height="0.635cm" svg:x="17.764cm" svg:y="15.097cm">
          <text:p text:style-name="P13"><text:span text:style-name="T2">Ø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22" draw:id="id22" draw:layer="layout" svg:width="0.635cm" svg:height="0.635cm" svg:x="18.399cm" svg:y="15.0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xml:id="id25" draw:id="id25" draw:layer="layout" svg:width="1.143cm" svg:height="1.143cm" svg:x="15.351cm" svg:y="16.8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xml:id="id28" draw:id="id28" draw:layer="layout" svg:width="1.143cm" svg:height="1.143cm" svg:x="15.351cm" svg:y="18.3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xml:id="id29" draw:id="id29" draw:layer="layout" svg:width="1.143cm" svg:height="1.143cm" svg:x="15.351cm" svg:y="19.92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xml:id="id27" draw:id="id27" draw:layer="layout" svg:width="1.143cm" svg:height="1.143cm" svg:x="17.129cm" svg:y="16.8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xml:id="id23" draw:id="id23" draw:layer="layout" svg:width="1.143cm" svg:height="1.143cm" svg:x="18.907cm" svg:y="16.8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xml:id="id30" draw:id="id30" draw:layer="layout" svg:width="1.143cm" svg:height="1.143cm" svg:x="18.907cm" svg:y="18.399cm">
          <text:p/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4.271cm" svg:y1="15.732cm" svg:x2="14.144cm" svg:y2="16.875cm" draw:start-shape="id20" draw:start-glue-point="2" draw:end-shape="id21" draw:end-glue-point="0" svg:d="M14271 15732v571h-127v572" svg:viewBox="0 0 128 1144">
          <text:p/>
        </draw:connector>
        <draw:connector draw:style-name="gr23" draw:text-style-name="P9" draw:layer="layout" svg:x1="18.716cm" svg:y1="15.732cm" svg:x2="19.478cm" svg:y2="16.875cm" draw:start-shape="id22" draw:start-glue-point="2" draw:end-shape="id23" draw:end-glue-point="0" svg:d="M18716 15732v571h762v572" svg:viewBox="0 0 763 1144">
          <text:p/>
        </draw:connector>
        <draw:connector draw:style-name="gr23" draw:text-style-name="P9" draw:layer="layout" svg:x1="15.541cm" svg:y1="15.732cm" svg:x2="15.922cm" svg:y2="16.875cm" draw:start-shape="id24" draw:start-glue-point="2" draw:end-shape="id25" svg:d="M15541 15732v571h381v572" svg:viewBox="0 0 382 1144">
          <text:p/>
        </draw:connector>
        <draw:connector draw:style-name="gr23" draw:text-style-name="P9" draw:layer="layout" svg:x1="17.446cm" svg:y1="15.732cm" svg:x2="17.7cm" svg:y2="16.875cm" draw:start-shape="id26" draw:start-glue-point="2" draw:end-shape="id27" draw:end-glue-point="0" svg:d="M17446 15732v571h254v572" svg:viewBox="0 0 255 1144">
          <text:p/>
        </draw:connector>
        <draw:connector draw:style-name="gr24" draw:text-style-name="P15" draw:layer="layout" svg:x1="15.922cm" svg:y1="18.018cm" svg:x2="15.922cm" svg:y2="18.399cm" draw:start-shape="id25" draw:start-glue-point="2" draw:end-shape="id28" draw:end-glue-point="0" svg:d="M15922 18018v381" svg:viewBox="0 0 1 382">
          <text:p/>
        </draw:connector>
        <draw:connector draw:style-name="gr24" draw:text-style-name="P15" draw:layer="layout" svg:x1="15.922cm" svg:y1="19.542cm" svg:x2="15.922cm" svg:y2="19.923cm" draw:start-shape="id28" draw:start-glue-point="2" draw:end-shape="id29" draw:end-glue-point="0" svg:d="M15922 19542v381" svg:viewBox="0 0 1 382">
          <text:p/>
        </draw:connector>
        <draw:connector draw:style-name="gr24" draw:text-style-name="P15" draw:layer="layout" svg:x1="19.478cm" svg:y1="18.018cm" svg:x2="19.478cm" svg:y2="18.399cm" draw:start-shape="id23" draw:start-glue-point="2" draw:end-shape="id30" draw:end-glue-point="0" svg:d="M19478 18018v381" svg:viewBox="0 0 1 382">
          <text:p/>
        </draw:connector>
        <draw:connector draw:style-name="gr23" draw:text-style-name="P9" draw:layer="layout" draw:type="curve" svg:x1="14.716cm" svg:y1="17.446cm" svg:x2="15.351cm" svg:y2="17.446cm" draw:start-shape="id21" draw:start-glue-point="1" draw:end-shape="id25" draw:end-glue-point="3" svg:d="M14716 17446h635" svg:viewBox="0 0 636 1">
          <text:p/>
        </draw:connector>
        <draw:connector draw:style-name="gr23" draw:text-style-name="P9" draw:layer="layout" svg:x1="18.272cm" svg:y1="17.446cm" svg:x2="18.907cm" svg:y2="17.446cm" draw:start-shape="id27" draw:start-glue-point="1" draw:end-shape="id23" svg:d="M18272 17446h635" svg:viewBox="0 0 636 1">
          <text:p/>
        </draw:connector>
        <draw:connector draw:style-name="gr23" draw:text-style-name="P9" draw:layer="layout" draw:type="curve" draw:line-skew="-0.138cm -0.19cm 0.141cm" svg:x1="16.494cm" svg:y1="20.494cm" svg:x2="17.129cm" svg:y2="17.446cm" draw:start-shape="id29" draw:start-glue-point="1" draw:end-shape="id27" draw:end-glue-point="3" svg:d="M16494 20494c568 0 379-1714 318-1714s-250-1334 317-1334" svg:viewBox="0 0 636 3049">
          <text:p/>
        </draw:connector>
        <draw:connector draw:style-name="gr25" draw:text-style-name="P9" draw:layer="layout" svg:x1="21.574cm" svg:y1="18.145cm" svg:x2="21.574cm" svg:y2="18.145cm" draw:start-shape="id31" draw:end-shape="id31" svg:d="M21574 18145z" svg:viewBox="0 0 1 1">
          <text:p/>
        </draw:connector>
        <draw:path draw:style-name="gr28" draw:text-style-name="P9" draw:layer="layout" svg:width="0.995cm" svg:height="0.388cm" draw:transform="rotate (-1.37339958839434) translate (16.2713834080697cm 15.8217230899372cm)" svg:viewBox="0 0 996 389" svg:d="M0 190c623-523 996 199 996 199">
          <text:p/>
        </draw:path>
        <draw:path draw:style-name="gr28" draw:text-style-name="P9" draw:layer="layout" svg:width="0.995cm" svg:height="0.388cm" draw:transform="rotate (-1.37339958839434) translate (22.3953834080697cm 20.3937230899372cm)" svg:viewBox="0 0 996 389" svg:d="M0 190c623-523 996 199 996 199">
          <text:p/>
        </draw:path>
        <draw:path draw:style-name="gr28" draw:text-style-name="P9" draw:layer="layout" svg:width="0.995cm" svg:height="0.388cm" draw:transform="rotate (-1.37339958839434) translate (16.3983834080697cm 17.5997230899372cm)" svg:viewBox="0 0 996 389" svg:d="M0 190c623-523 996 199 996 199">
          <text:p/>
        </draw:path>
        <draw:custom-shape draw:style-name="gr27" draw:text-style-name="P10" draw:layer="layout" svg:width="1.143cm" svg:height="1.143cm" svg:x="2.778cm" svg:y="25.5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143cm" svg:height="1.143cm" svg:x="3.921cm" svg:y="25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1.143cm" svg:x="5.064cm" svg:y="25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1.143cm" svg:x="6.207cm" svg:y="25.5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1.143cm" svg:height="1.143cm" svg:x="7.35cm" svg:y="25.5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1.143cm" svg:x="8.493cm" svg:y="25.5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143cm" svg:height="1.143cm" svg:x="9.636cm" svg:y="25.5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.143cm" svg:height="1.143cm" svg:x="10.779cm" svg:y="25.5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049cm" svg:height="5.461cm" svg:x="13.192cm" svg:y="23.09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1.143cm" svg:height="1.143cm" svg:x="14.081cm" svg:y="25.89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143cm" svg:height="1.143cm" svg:x="15.224cm" svg:y="25.8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1.143cm" svg:x="16.367cm" svg:y="25.8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1.143cm" svg:x="17.51cm" svg:y="25.89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1.143cm" svg:height="1.143cm" svg:x="18.653cm" svg:y="25.8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1.143cm" svg:x="19.796cm" svg:y="25.89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143cm" svg:height="1.143cm" svg:x="20.939cm" svg:y="25.89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.143cm" svg:height="1.143cm" svg:x="22.082cm" svg:y="25.892cm">
          <text:p/>
          <draw:enhanced-geometry svg:viewBox="0 0 21600 21600" draw:type="rectangle" draw:enhanced-path="M 0 0 L 21600 0 21600 21600 0 21600 0 0 Z N"/>
        </draw:custom-shape>
        <draw:connector draw:style-name="gr26" draw:text-style-name="P9" draw:layer="layout" draw:line-skew="1.161cm" svg:x1="14.208cm" svg:y1="25.257cm" svg:x2="16.711cm" svg:y2="25.687cm" svg:d="M14208 25257h2413v430h90" svg:viewBox="0 0 2504 431">
          <text:p/>
        </draw:connector>
        <draw:path draw:style-name="gr28" draw:text-style-name="P9" draw:layer="layout" svg:width="0.995cm" svg:height="0.388cm" draw:transform="rotate (0.096342174710087) translate (17.1103410429055cm 25.4288778501717cm)" svg:viewBox="0 0 996 389" svg:d="M0 190c623-523 996 199 996 199">
          <text:p/>
        </draw:path>
        <draw:path draw:style-name="gr28" draw:text-style-name="P9" draw:layer="layout" svg:width="0.995cm" svg:height="0.388cm" draw:transform="rotate (0.096342174710087) translate (18.2323410429055cm 25.4728778501717cm)" svg:viewBox="0 0 996 389" svg:d="M0 190c623-523 996 199 996 199">
          <text:p/>
        </draw:path>
        <draw:path draw:style-name="gr28" draw:text-style-name="P9" draw:layer="layout" svg:width="0.995cm" svg:height="0.388cm" draw:transform="rotate (0.096342174710087) translate (19.3963410429055cm 25.4728778501717cm)" svg:viewBox="0 0 996 389" svg:d="M0 190c623-523 996 199 996 199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Nimbus Mono L1" svg:font-family="'Nimbus Mono L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ookup path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15:26:23.459730063</meta:creation-date>
    <meta:generator>LibreOffice/5.1.6.2$Linux_X86_64 LibreOffice_project/10m0$Build-2</meta:generator>
    <dc:date>2018-01-19T11:22:21.583987543</dc:date>
    <meta:editing-duration>PT41M20S</meta:editing-duration>
    <meta:editing-cycles>7</meta:editing-cycles>
    <meta:document-statistic meta:object-count="110"/>
  </office:meta>
</office:document-meta>
</file>